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officeooo:rsid="0011a2a6" officeooo:paragraph-rsid="0011a2a6"/>
    </style:style>
    <style:style style:name="P2" style:family="paragraph" style:parent-style-name="Standard">
      <style:paragraph-properties fo:text-align="justify" style:justify-single-word="false"/>
      <style:text-properties officeooo:rsid="0011a2a6" officeooo:paragraph-rsid="0011a2a6"/>
    </style:style>
    <style:style style:name="P3" style:family="paragraph" style:parent-style-name="Standard">
      <style:paragraph-properties fo:text-align="justify" style:justify-single-word="false"/>
      <style:text-properties fo:font-size="12pt" fo:font-style="italic" fo:text-shadow="none" fo:font-weight="normal" officeooo:rsid="0011a2a6" officeooo:paragraph-rsid="0011a2a6" style:font-size-asian="12pt" style:font-style-asian="italic" style:font-weight-asian="normal" style:font-size-complex="12pt" style:font-style-complex="italic" style:font-weight-complex="normal"/>
    </style:style>
    <style:style style:name="P4" style:family="paragraph" style:parent-style-name="Text_20_body">
      <style:paragraph-properties fo:text-align="justify" style:justify-single-word="false"/>
      <style:text-properties officeooo:rsid="0012b43c" officeooo:paragraph-rsid="0012b43c"/>
    </style:style>
    <style:style style:name="P5" style:family="paragraph" style:parent-style-name="Text_20_body">
      <style:paragraph-properties fo:text-align="justify" style:justify-single-word="false"/>
      <style:text-properties officeooo:rsid="00164a7c" officeooo:paragraph-rsid="00164a7c"/>
    </style:style>
    <style:style style:name="P6" style:family="paragraph" style:parent-style-name="Text_20_body">
      <style:paragraph-properties fo:text-align="justify" style:justify-single-word="false"/>
      <style:text-properties officeooo:rsid="001917c2" officeooo:paragraph-rsid="001917c2"/>
    </style:style>
    <style:style style:name="P7" style:family="paragraph" style:parent-style-name="Text_20_body">
      <style:paragraph-properties fo:text-align="justify" style:justify-single-word="false"/>
      <style:text-properties officeooo:rsid="001abe0e" officeooo:paragraph-rsid="001abe0e"/>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officeooo:paragraph-rsid="0012b43c"/>
    </style:style>
    <style:style style:name="P10" style:family="paragraph" style:parent-style-name="Text_20_body">
      <style:paragraph-properties fo:text-align="justify" style:justify-single-word="false"/>
      <style:text-properties officeooo:paragraph-rsid="00146120"/>
    </style:style>
    <style:style style:name="P11" style:family="paragraph" style:parent-style-name="Text_20_body">
      <style:paragraph-properties fo:text-align="justify" style:justify-single-word="false"/>
      <style:text-properties officeooo:paragraph-rsid="001b855d"/>
    </style:style>
    <style:style style:name="P12" style:family="paragraph" style:parent-style-name="Standard">
      <style:paragraph-properties fo:text-align="center" style:justify-single-word="false"/>
      <style:text-properties fo:font-size="16pt" fo:font-style="italic" fo:text-shadow="none" fo:font-weight="bold" officeooo:rsid="0011a2a6" officeooo:paragraph-rsid="0011a2a6" style:font-size-asian="16pt" style:font-style-asian="italic" style:font-weight-asian="bold" style:font-size-complex="16pt" style:font-style-complex="italic" style:font-weight-complex="bold"/>
    </style:style>
    <style:style style:name="P13" style:family="paragraph" style:parent-style-name="Standard">
      <style:paragraph-properties fo:text-align="center" style:justify-single-word="false"/>
      <style:text-properties fo:font-size="12pt" fo:font-style="normal" fo:text-shadow="none" fo:font-weight="normal" officeooo:rsid="0011a2a6" officeooo:paragraph-rsid="0011a2a6"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center" style:justify-single-word="false"/>
      <style:text-properties fo:font-size="12pt" fo:font-style="italic" fo:text-shadow="none" fo:font-weight="normal" officeooo:rsid="0011a2a6" officeooo:paragraph-rsid="0011a2a6" style:font-size-asian="12pt" style:font-style-asian="italic" style:font-weight-asian="normal" style:font-size-complex="12pt" style:font-style-complex="italic" style:font-weight-complex="normal"/>
    </style:style>
    <style:style style:name="P15" style:family="paragraph" style:parent-style-name="Standard">
      <style:paragraph-properties fo:text-align="justify" style:justify-single-word="false"/>
      <style:text-properties fo:font-size="12pt" fo:font-style="italic" fo:text-shadow="none" fo:font-weight="normal" officeooo:rsid="0011a2a6" officeooo:paragraph-rsid="0011a2a6" style:font-size-asian="12pt" style:font-style-asian="italic" style:font-weight-asian="normal" style:font-size-complex="12pt" style:font-style-complex="italic" style:font-weight-complex="normal"/>
    </style:style>
    <style:style style:name="P16" style:family="paragraph" style:parent-style-name="Standard">
      <style:paragraph-properties fo:text-align="center" style:justify-single-word="false"/>
      <style:text-properties officeooo:rsid="0011a2a6" officeooo:paragraph-rsid="0011a2a6"/>
    </style:style>
    <style:style style:name="P17" style:family="paragraph" style:parent-style-name="Standard">
      <style:paragraph-properties fo:text-align="end" style:justify-single-word="false"/>
      <style:text-properties officeooo:rsid="0011a2a6" officeooo:paragraph-rsid="0011a2a6"/>
    </style:style>
    <style:style style:name="P18" style:family="paragraph" style:parent-style-name="Text_20_body">
      <style:paragraph-properties fo:text-align="justify" style:justify-single-word="false"/>
      <style:text-properties officeooo:rsid="00146120" officeooo:paragraph-rsid="00146120"/>
    </style:style>
    <style:style style:name="P19" style:family="paragraph" style:parent-style-name="Text_20_body">
      <style:paragraph-properties fo:text-align="justify" style:justify-single-word="false"/>
      <style:text-properties officeooo:rsid="001abe0e" officeooo:paragraph-rsid="001b855d"/>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justify" style:justify-single-word="false"/>
      <style:text-properties officeooo:rsid="0012b43c" officeooo:paragraph-rsid="0012b43c"/>
    </style:style>
    <style:style style:name="P22" style:family="paragraph" style:parent-style-name="Title">
      <style:paragraph-properties fo:text-align="center" style:justify-single-word="false"/>
    </style:style>
    <style:style style:name="P23" style:family="paragraph" style:parent-style-name="Subtitle">
      <style:paragraph-properties fo:text-align="center" style:justify-single-word="false"/>
    </style:style>
    <style:style style:name="P24" style:family="paragraph" style:parent-style-name="Heading_20_1">
      <style:paragraph-properties fo:text-align="justify" style:justify-single-word="false"/>
      <style:text-properties officeooo:rsid="0012b43c" officeooo:paragraph-rsid="0012b43c"/>
    </style:style>
    <style:style style:name="P25" style:family="paragraph" style:parent-style-name="Heading_20_1">
      <style:paragraph-properties fo:text-align="justify" style:justify-single-word="false"/>
      <style:text-properties officeooo:rsid="00146120" officeooo:paragraph-rsid="00146120"/>
    </style:style>
    <style:style style:name="P26" style:family="paragraph" style:parent-style-name="Heading_20_1">
      <style:paragraph-properties fo:text-align="justify" style:justify-single-word="false"/>
      <style:text-properties officeooo:rsid="00164a7c" officeooo:paragraph-rsid="00164a7c"/>
    </style:style>
    <style:style style:name="P27" style:family="paragraph" style:parent-style-name="Heading_20_1">
      <style:paragraph-properties fo:text-align="justify" style:justify-single-word="false"/>
    </style:style>
    <style:style style:name="P28" style:family="paragraph" style:parent-style-name="Heading_20_3">
      <style:paragraph-properties fo:text-align="justify" style:justify-single-word="false"/>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agraph-properties fo:text-align="center"/>
    </style:style>
    <style:style style:name="T1" style:family="text">
      <style:text-properties officeooo:rsid="0012b43c"/>
    </style:style>
    <style:style style:name="T2" style:family="text">
      <style:text-properties officeooo:rsid="00146120"/>
    </style:style>
    <style:style style:name="T3" style:family="text">
      <style:text-properties officeooo:rsid="00164a7c"/>
    </style:style>
    <style:style style:name="T4" style:family="text">
      <style:text-properties officeooo:rsid="001917c2"/>
    </style:style>
    <style:style style:name="T5" style:family="text">
      <style:text-properties officeooo:rsid="001abe0e"/>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Valérian GRANDJEAN</text:p>
      <text:p text:style-name="P16"><text:a xlink:type="simple" xlink:href="mailto:valerian.grandjean@gmail.com" text:style-name="Internet_20_link" text:visited-style-name="Visited_20_Internet_20_Link">valerian.grandjean@gmail.com</text:a></text:p>
      <text:p text:style-name="P17">Superviseur :</text:p>
      <text:p text:style-name="P17">Gilles Tremblay</text:p>
      <text:p text:style-name="P17">Président InfoGT2000</text:p>
      <text:p text:style-name="P2">Enseignant suiveur :</text:p>
      <text:p text:style-name="P2">Pierre McGrail</text:p>
      <text:p text:style-name="P2"><text:a xlink:type="simple" xlink:href="mailto:pierre.mcgrail@cstjean.qc.ca" text:style-name="Internet_20_link" text:visited-style-name="Visited_20_Internet_20_Link">pierre.mcgrail@cstjean.qc.ca</text:a></text:p>
      <text:p text:style-name="P2"/>
      <text:p text:style-name="P2"/>
      <text:p text:style-name="P2"/>
      <text:p text:style-name="P2"/>
      <text:p text:style-name="P2"/>
      <text:p text:style-name="P2"/>
      <text:p text:style-name="P2"/>
      <text:p text:style-name="P2"/>
      <text:p text:style-name="P2"/>
      <text:p text:style-name="P2"/>
      <text:p text:style-name="P22">Rapport de Stage</text:p>
      <text:p text:style-name="P22">Informatique GT2000</text:p>
      <text:p text:style-name="P20"/>
      <text:p text:style-name="P23">Semaine 1</text:p>
      <text:p text:style-name="P12"/>
      <text:p text:style-name="P12"/>
      <text:p text:style-name="P12"/>
      <text:p text:style-name="P12"/>
      <text:p text:style-name="P13">Informatique GT2000</text:p>
      <text:p text:style-name="P13">4990, boulevard Gaëtan-Boucher</text:p>
      <text:p text:style-name="P13">Saint-Hubert (QC), Canada J3Y-<text:span text:style-name="T1">5W9</text:span></text:p>
      <text:p text:style-name="P12"/>
      <text:p text:style-name="P14">Développement de sites internets et de logiciels</text:p>
      <text:p text:style-name="P14"/>
      <text:p text:style-name="P14"/>
      <text:p text:style-name="P14"/>
      <text:p text:style-name="P14"/>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9"><text:a xlink:type="simple" xlink:href="#__RefHeading___Toc302_925248527" text:style-name="Index_20_Link" text:visited-style-name="Index_20_Link">Description de l'entreprise : Informatique GT2000<text:tab/>4</text:a></text:p>
          <text:p text:style-name="P29"><text:a xlink:type="simple" xlink:href="#__RefHeading___Toc304_925248527" text:style-name="Index_20_Link" text:visited-style-name="Index_20_Link">Description de l'organisation<text:tab/>4</text:a></text:p>
          <text:p text:style-name="P29"><text:a xlink:type="simple" xlink:href="#__RefHeading___Toc306_925248527" text:style-name="Index_20_Link" text:visited-style-name="Index_20_Link">Plan de stage<text:tab/>4</text:a></text:p>
          <text:p text:style-name="P29"><text:a xlink:type="simple" xlink:href="#__RefHeading___Toc308_925248527" text:style-name="Index_20_Link" text:visited-style-name="Index_20_Link">Déroulement de la semaine : semaine 1<text:tab/>5</text:a></text:p>
          <text:p text:style-name="P29"><text:a xlink:type="simple" xlink:href="#__RefHeading___Toc310_925248527" text:style-name="Index_20_Link" text:visited-style-name="Index_20_Link">Conclusion<text:tab/>5</text:a></text:p>
          <text:p text:style-name="P29"><text:a xlink:type="simple" xlink:href="#__RefHeading___Toc312_925248527" text:style-name="Index_20_Link" text:visited-style-name="Index_20_Link">Annexes<text:tab/>6</text:a></text:p>
          <text:p text:style-name="P30"><text:a xlink:type="simple" xlink:href="#__RefHeading___Toc314_925248527" text:style-name="Index_20_Link" text:visited-style-name="Index_20_Link">Hiérarchie de l'entreprise :<text:tab/>6</text:a></text:p>
        </text:index-body>
      </text:table-of-content>
      <text:h text:style-name="P24" text:outline-level="1"/>
      <text:h text:style-name="P24" text:outline-level="1"/>
      <text:h text:style-name="P24" text:outline-level="1"/>
      <text:h text:style-name="P24" text:outline-level="1"/>
      <text:p text:style-name="P4"/>
      <text:p text:style-name="P4"/>
      <text:p text:style-name="P4"/>
      <text:p text:style-name="P4"/>
      <text:h text:style-name="P24" text:outline-level="1"><text:bookmark-start text:name="__RefHeading___Toc302_925248527"/><text:soft-page-break/>Description de l'entreprise : Informatique GT2000<text:bookmark-end text:name="__RefHeading___Toc302_925248527"/></text:h>
      <text:p text:style-name="P9"><text:tab/><text:span text:style-name="T1">C'est une entreprise de conception et d'édition de solutions informatiques pour les entreprises, mais aussi pour son propre compte, principalement des sites webs.</text:span></text:p>
      <text:p text:style-name="P4">Créée en 1999 par M. Gilles Tremblay, son président actuel, Informatique GT2000 est une PME de 2 salariés permanent qui s’enrichit régulièrement de plusieurs stagiaires. L'entreprise se veut le plus à l'écoute possible de ses clients qui peuvent contacter les développeurs, ou le président, directement par téléphone pour effectuer une demande ou obtenir réponse à une question.</text:p>
      <text:p text:style-name="P4">Sa clientèle est principalement composée d'entreprise Canadiennes, son plus gros client étant « Desjardins », première banque de premier employeur au Québec.</text:p>
      <text:p text:style-name="P4">Elle est implantée à Saint-Hubert, ville dans la banlieue de Montréal, au Québec.</text:p>
      <text:p text:style-name="P3"/>
      <text:h text:style-name="P25" text:outline-level="1"><text:bookmark-start text:name="__RefHeading___Toc304_925248527"/>Description de l'organisation<text:bookmark-end text:name="__RefHeading___Toc304_925248527"/></text:h>
      <text:p text:style-name="P10"><text:tab/><text:span text:style-name="T2">L'entreprise ne disposant d'un effectif que de trois personnes, elle ne dispose pas de département distinct. Le président s'occupe de la répartition des tâches qui sont ensuite effectuées par les développeurs. L'équipe peut travailler sur un même projet en même temps ou chacun sur un projet différent, cela dépend des demandes.</text:span></text:p>
      <text:p text:style-name="P18">Chacun des membre de l'équipe dispose de son poste de travail. Ce dernier est composé d'un ordinateur équipé de deux écrans. Les équipements ne sont pas uniformes : certains sont plus anciens que d'autres. A tel point que chacun doit, au lancement de sa machine, se connecter sur une machine virtuelle commune pour pouvoir travailler ; les ordinateurs personnels sont trop lents pour que l'on puisse travailler convenablement dessus.</text:p>
      <text:p text:style-name="P10"/>
      <text:h text:style-name="P25" text:outline-level="1"><text:bookmark-start text:name="__RefHeading___Toc306_925248527"/>Plan de stage<text:bookmark-end text:name="__RefHeading___Toc306_925248527"/></text:h>
      <text:p text:style-name="P10"><text:tab/><text:span text:style-name="T3">Les stagiaire travaillent en grande majorité sur le projet « PlanniTournoi », un site d'organisation de compétitions sportives. Durant la première semaine, aucune tâche ne m'a été confiée. Les tâches qui me seront confiées dès le commencement de la deuxième semaine seront sur ce projet. </text:span></text:p>
      <text:p text:style-name="P5">Pour développer, les employés éditent avec « EditPlus ». Pour ma part, j'ai installé « Atom », un éditeur de texte bien plus moderne et ergonomique (Open Source). Il faut tester les projets sur les trois principaux navigateurs : Google Chrome, Firefox et Internet Explorer.</text:p>
      <text:p text:style-name="P5">Les technologies de développement utilisées sont celle de développement web classique : HMTL / CSS <text:span text:style-name="T4">(reponsive design)</text:span>, PHP, jQuery (ajax), <text:span text:style-name="T4">MySQL</text:span> et Smarty. Smarty est un peu moins connue (je l'ai découvert en arrivant dans l'entreprise. Cela permet de séparer le code PHP du code HTML en créant automatiquement de templates : ont lui donne le code PHP, on lui donne le code HTML, composées de variables liées à celle définie en PHP, et Smarty crée un template mettant en forme le <text:soft-page-break/>mélange des deux.</text:p>
      <text:p text:style-name="P5">Personnellement, mes objectifs pour ce stage sont :</text:p>
      <text:p text:style-name="P5">- Mettre à l'épreuve du monde du travail et des exigences des clients mes connaissances</text:p>
      <text:p text:style-name="P5">- Acquérir de nouvelles connaissances en travaillant avec des personnes expérimentées</text:p>
      <text:p text:style-name="P5">- Acquérir un maximum de d'expérience « sur le terrain »</text:p>
      <text:p text:style-name="P5">- Découvrir de nouvelles technologies (comme Smarty)</text:p>
      <text:p text:style-name="P5">- Améliorer mes capacités de travail en équipe dans le cadre du monde de l'entreprise</text:p>
      <text:p text:style-name="P5"/>
      <text:h text:style-name="P26" text:outline-level="1"><text:bookmark-start text:name="__RefHeading___Toc308_925248527"/>Déroulement de la semaine : semaine 1<text:bookmark-end text:name="__RefHeading___Toc308_925248527"/></text:h>
      <text:p text:style-name="P5">Pour ma première semaine dans l'entreprise, M. Tremblay m'a demandé de réalisé un projet personnel, dans lequel je devais utiliser les technologies et langages utilisés par l'entreprise pour ses travaux. Cet exercice a pour but d'évaluer mes connaissances et capacités pour me confier les tâches qui me seront le plus adaptées. </text:p>
      <text:p text:style-name="P5">J'ai donc choisi <text:s/>de réalisé un site « vitrine » sur lequel on peut consulter des produits, <text:span text:style-name="T4">stockés dans une base de données,</text:span> et les ajouter ou les supprimer de nos produits favoris. Plusieurs critères d'affichages sont possible pour l'utilisateur. <text:span text:style-name="T4">Cela m'a permet de m'exercer sur toutes les technologies et langages demandés.</text:span></text:p>
      <text:p text:style-name="P6">Mis à part Smarty, que j'ai pu apprendre durant cette première semaine, toutes les technologies que j'ai utilisée m'ont été enseignées à l'IUT <text:span text:style-name="T5">sans différences notoires</text:span>. Cela à donc facilité et accélérer le développement de ma petite application.</text:p>
      <text:p text:style-name="P6"/>
      <text:h text:style-name="P27" text:outline-level="1"><text:bookmark-start text:name="__RefHeading___Toc310_925248527"/>Conclusion <text:bookmark-end text:name="__RefHeading___Toc310_925248527"/></text:h>
      <text:p text:style-name="P7">Les relations entre membres de l'équipes sont très cordiales et même amicales. </text:p>
      <text:p text:style-name="P7">Je pense que me demander de réaliser un petit projet, en début de stage, est une très bonne idée. Cela ne peut que améliorer par la suite la qualité de mon travail (tâches me correspondants mieux, technologies déjà connues et appliquées).</text:p>
      <text:p text:style-name="P7">En revanche, je trouve que le matériel sur lequel nous travaillons est assez anciens voir dépassé (software ou hardware)...</text:p>
      <text:p text:style-name="P19">Un dernier détail : étant Français et habitué au clavier « AZERTY » le passage au clavier « QWERTY » est loin d'être évident, surtout quand il s'agit d'écrire des textes en Français. </text:p>
      <text:p text:style-name="P11"/>
      <text:p text:style-name="P11"/>
      <text:h text:style-name="Heading_20_1" text:outline-level="1"><text:bookmark-start text:name="__RefHeading___Toc312_925248527"/><text:soft-page-break/>Annexes<text:bookmark-end text:name="__RefHeading___Toc312_925248527"/></text:h>
      <text:h text:style-name="P28" text:outline-level="3"><text:bookmark-start text:name="__RefHeading___Toc314_925248527"/><text:span text:style-name="T4">Hiérarchie</text:span> de l'entreprise :<text:bookmark-end text:name="__RefHeading___Toc314_925248527"/></text:h>
      <text:p text:style-name="P8"><draw:rect text:anchor-type="paragraph" draw:z-index="0" draw:style-name="gr1" draw:text-style-name="P31" svg:width="5.266cm" svg:height="1.491cm" svg:x="5.92cm" svg:y="0.42cm"><text:p text:style-name="P31">Président</text:p></draw:rect></text:p>
      <text:p text:style-name="P8"/>
      <text:p text:style-name="P3"><draw:rect text:anchor-type="paragraph" draw:z-index="1" draw:style-name="gr1" draw:text-style-name="P31" svg:width="5.266cm" svg:height="1.491cm" svg:x="5.92cm" svg:y="0.684cm"><text:p text:style-name="P31">Développeurs (2)</text:p></draw:rect><draw:rect text:anchor-type="paragraph" draw:z-index="2" draw:style-name="gr1" draw:text-style-name="P31" svg:width="5.266cm" svg:height="1.491cm" svg:x="5.92cm" svg:y="2.42cm"><text:p text:style-name="P31">Stagiaire(s) (0-4)</text:p></draw: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11a2a6" officeooo:paragraph-rsid="0011a2a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maine 1 : 12 au 15 avril 2016 – Valérian GRANDJEAN – Informatique GT2000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8T04:24:51.284933416</meta:creation-date>
    <meta:generator>LibreOffice/5.0.2.2$Linux_X86_64 LibreOffice_project/00m0$Build-2</meta:generator>
    <dc:date>2016-04-18T06:50:02.555367518</dc:date>
    <meta:editing-duration>PT30M55S</meta:editing-duration>
    <meta:editing-cycles>7</meta:editing-cycles>
    <meta:document-statistic meta:table-count="0" meta:image-count="0" meta:object-count="0" meta:page-count="5" meta:paragraph-count="53" meta:word-count="833" meta:character-count="5324" meta:non-whitespace-character-count="4532"/>
  </office:meta>
</office:document-meta>
</file>